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margin-top="0.0398in" fo:margin-bottom="0.0398in" style:contextual-spacing="false" fo:line-height="200%"/>
      <style:text-properties style:font-name="Times new roman" officeooo:rsid="000dcb33" officeooo:paragraph-rsid="000dcb33"/>
    </style:style>
    <style:style style:name="P2" style:family="paragraph" style:parent-style-name="Standard">
      <style:paragraph-properties fo:margin-top="0.0398in" fo:margin-bottom="0.0398in" style:contextual-spacing="false" fo:line-height="200%" fo:text-align="center" style:justify-single-word="false"/>
      <style:text-properties style:font-name="Times new roman" fo:font-weight="bold" officeooo:rsid="000dffd9" officeooo:paragraph-rsid="000dffd9" style:font-weight-asian="bold" style:font-weight-complex="bold"/>
    </style:style>
    <style:style style:name="P3" style:family="paragraph" style:parent-style-name="Standard">
      <style:paragraph-properties fo:margin-top="0.0398in" fo:margin-bottom="0.0398in" style:contextual-spacing="false" fo:line-height="200%"/>
      <style:text-properties style:font-name="Times new roman" fo:font-weight="bold" officeooo:rsid="000dcb33" officeooo:paragraph-rsid="000dcb33" style:font-weight-asian="bold" style:font-weight-complex="bold"/>
    </style:style>
    <style:style style:name="P4" style:family="paragraph" style:parent-style-name="Standard">
      <style:paragraph-properties fo:margin-top="0.0398in" fo:margin-bottom="0.0398in" style:contextual-spacing="false" fo:line-height="200%"/>
      <style:text-properties style:font-name="Times new roman" fo:font-weight="bold" officeooo:rsid="000dcb33" officeooo:paragraph-rsid="00155238" style:font-weight-asian="bold" style:font-weight-complex="bold"/>
    </style:style>
    <style:style style:name="P5" style:family="paragraph" style:parent-style-name="Standard">
      <style:paragraph-properties fo:margin-top="0.0398in" fo:margin-bottom="0.0398in" style:contextual-spacing="false" fo:line-height="200%"/>
      <style:text-properties style:font-name="Times new roman" fo:font-weight="normal" officeooo:rsid="000dcb33" officeooo:paragraph-rsid="000f5e53" style:font-weight-asian="normal" style:font-weight-complex="normal"/>
    </style:style>
    <style:style style:name="P6" style:family="paragraph" style:parent-style-name="Standard">
      <style:paragraph-properties fo:margin-top="0.0398in" fo:margin-bottom="0.0398in" style:contextual-spacing="false" fo:line-height="200%"/>
      <style:text-properties style:font-name="Times new roman" fo:font-weight="normal" officeooo:rsid="000dcb33" officeooo:paragraph-rsid="000dcb33" style:font-weight-asian="normal" style:font-weight-complex="normal"/>
    </style:style>
    <style:style style:name="P7" style:family="paragraph" style:parent-style-name="Standard">
      <style:paragraph-properties fo:margin-top="0.0398in" fo:margin-bottom="0.0398in" style:contextual-spacing="false" fo:line-height="200%"/>
      <style:text-properties style:font-name="Times new roman" fo:font-weight="normal" officeooo:rsid="000dcb33" officeooo:paragraph-rsid="0015523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0772" style:font-weight-asian="normal" style:font-weight-complex="normal"/>
    </style:style>
    <style:style style:name="T3" style:family="text">
      <style:text-properties fo:font-weight="normal" officeooo:rsid="0011b7bc" style:font-weight-asian="normal" style:font-weight-complex="normal"/>
    </style:style>
    <style:style style:name="T4" style:family="text">
      <style:text-properties fo:font-weight="normal" officeooo:rsid="0012a23b" style:font-weight-asian="normal" style:font-weight-complex="normal"/>
    </style:style>
    <style:style style:name="T5" style:family="text">
      <style:text-properties fo:font-weight="normal" officeooo:rsid="0013e006" style:font-weight-asian="normal" style:font-weight-complex="normal"/>
    </style:style>
    <style:style style:name="T6" style:family="text">
      <style:text-properties fo:font-weight="normal" officeooo:rsid="00155238" style:font-weight-asian="normal" style:font-weight-complex="normal"/>
    </style:style>
    <style:style style:name="T7" style:family="text">
      <style:text-properties fo:font-weight="normal" officeooo:rsid="00161f44" style:font-weight-asian="normal" style:font-weight-complex="normal"/>
    </style:style>
    <style:style style:name="T8" style:family="text">
      <style:text-properties officeooo:rsid="000f5e53"/>
    </style:style>
    <style:style style:name="T9" style:family="text">
      <style:text-properties officeooo:rsid="0012a23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seph A. Mogavero</text:p>
      <text:p text:style-name="P1">Professor G. Rajasekaran</text:p>
      <text:p text:style-name="P1">EN 605.202</text:p>
      <text:p text:style-name="P1">Lab 3 Analysis</text:p>
      <text:p text:style-name="P2">Lab 3 Huffman Tree Analysis</text:p>
      <text:p text:style-name="P3">Design and Data Structures Used</text:p>
      <text:p text:style-name="P5"><text:tab/>Designing this program proved to be rather challenging, considering the amount of interfaces and inheritance used. To begin with, I knew I would need a binary tree and a Huffman tree class that inherited or used methods from the binary tree. I ended up designing according to the latter, with the HuffmanTree class performing manipulations on a BinaryTree object. </text:p>
      <text:p text:style-name="P5"><text:tab/>In addition, I wrote a priority queue class to handle the sorting of symbols according to their weights in order to build a Huffman BinaryTree object, contained within an instance of the HuffmanTree class.</text:p>
      <text:p text:style-name="P6"><text:tab/>I used JUnit 5 to handle unit tests while writing this program. It proved effective to test methods as I wrote them, as well as guiding me through the extensive debugging I needed to perform.</text:p>
      <text:p text:style-name="P6"><text:tab/><text:span text:style-name="T8">Perhaps the most challenging part of the HuffmanTree class was processing the codes of symbols in order to pass an array of codes into </text:span><text:span text:style-name="T9">my encoding method. I solved this problem by using a series of arrays and Java’s TreeMap class to create a clean, sorted alphabet compared to the preorder traversal of my tree.</text:span></text:p>
      <text:p text:style-name="P3">Analysis of Compression and Efficiency</text:p>
      <text:p text:style-name="P4"><text:tab/><text:span text:style-name="T1">Firstly, I am </text:span><text:span text:style-name="T5">not sure</text:span><text:span text:style-name="T1"> how to handle bi</text:span><text:span text:style-name="T4">ts</text:span><text:span text:style-name="T1"> in Java </text:span><text:span text:style-name="T5">to achieve optimal lossless data compression</text:span><text:span text:style-name="T1">. </text:span><text:span text:style-name="T4">I’ve handled bit manipulation in C before, but from my understanding, Java can work only with bytes. </text:span><text:soft-page-break/><text:span text:style-name="T6">The BitSet class might work well for conversion between bit boolean values and a string, though in reality I would spend more time exploring efficiency tradeoffs.</text:span><text:span text:style-name="T1"> </text:span></text:p>
      <text:p text:style-name="P7"><text:tab/>Theoretically, the compression achieved when encoding the String “PETER PIPER PICKED A PECK OF PICKLED PEPPERS PETER PIPER PICKED” would be 1440 bits (String) to 326 bits (binary), or about 27% the original size. </text:p>
      <text:p text:style-name="P3"><text:span text:style-name="T1"><text:tab/></text:span><text:span text:style-name="T2">The time complexity of a Huffman Tree </text:span><text:span text:style-name="T3">should</text:span><text:span text:style-name="T2"> be </text:span><text:span text:style-name="T2"><draw:frame draw:style-name="fr1" draw:name="Object1" text:anchor-type="as-char" svg:y="-0.152in" svg:width="0.7717in" svg:height="0.2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. </text:span><text:span text:style-name="T6">That is, insertion into a binary search tree takes O(log n) time, and there are n iterations </text:span><text:span text:style-name="T7">according to the number of characters</text:span><text:span text:style-name="T6">. </text:span><text:span text:style-name="T3">The space complexity of a Huffman Tree should be </text:span><text:span text:style-name="T5">linear, or given k symbols, O(k) for the tree itself; and given length n for a String, O(n)</text:span><text:span text:style-name="T3"> </text:span><text:span text:style-name="T5">for decoded and encoded messages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8:04:10.927814002</meta:creation-date>
    <dc:date>2022-10-31T17:10:01.703626761</dc:date>
    <meta:editing-duration>PT17H43M27S</meta:editing-duration>
    <meta:editing-cycles>11</meta:editing-cycles>
    <meta:generator>LibreOffice/7.3.6.2$Linux_X86_64 LibreOffice_project/30$Build-2</meta:generator>
    <meta:document-statistic meta:table-count="0" meta:image-count="0" meta:object-count="1" meta:page-count="2" meta:paragraph-count="14" meta:word-count="368" meta:character-count="2170" meta:non-whitespace-character-count="1805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n</mi>
            <mi>log</mi>
            <mi>n</mi>
          </mrow>
        </mrow>
        <mo fence="true" form="postfix" stretchy="false">)</mo>
      </mrow>
    </mrow>
    <annotation encoding="StarMath 5.0">O(n log n)</annotation>
  </semantics>
</math>
</file>